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ven-LED-calibration" table:style-name="ta1">
        <table:shapes>
          <draw:frame draw:z-index="0" draw:style-name="gr1" draw:text-style-name="P1" svg:width="758.44pt" svg:height="481.89pt" svg:x="379.98pt" svg:y="15.82pt">
            <draw:object draw:notify-on-update-of-ranges="'Driven-LED-calibration'.A2:'Driven-LED-calibration'.A257 'Driven-LED-calibration'.F2:'Driven-LED-calibration'.F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<text:s/>300, 1ms</text:p>
          </table:table-cell>
          <table:table-cell office:value-type="string" calcext:value-type="string">
            <text:p>1000,1ms</text:p>
          </table:table-cell>
          <table:table-cell office:value-type="string" calcext:value-type="string">
            <text:p>100,1ms</text:p>
          </table:table-cell>
          <table:table-cell office:value-type="string" calcext:value-type="string">
            <text:p>100,0ms</text:p>
          </table:table-cell>
          <table:table-cell office:value-type="string" calcext:value-type="string">
            <text:p>bias resistors; no fib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7" calcext:value-type="float">
            <text:p>4.97</text:p>
          </table:table-cell>
          <table:table-cell office:value-type="float" office:value="4.98" calcext:value-type="float">
            <text:p>4.98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.96" calcext:value-type="float">
            <text:p>4.96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4.96" calcext:value-type="float">
            <text:p>4.96</text:p>
          </table:table-cell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4.93" calcext:value-type="float">
            <text:p>4.93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  <table:table-cell office:value-type="float" office:value="4.99" calcext:value-type="float">
            <text:p>4.9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4.98" calcext:value-type="float">
            <text:p>4.9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4.89" calcext:value-type="float">
            <text:p>4.89</text:p>
          </table:table-cell>
          <table:table-cell office:value-type="float" office:value="4.96" calcext:value-type="float">
            <text:p>4.96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8" calcext:value-type="float">
            <text:p>4.88</text:p>
          </table:table-cell>
          <table:table-cell table:number-columns-repeated="2" office:value-type="float" office:value="4.87" calcext:value-type="float">
            <text:p>4.87</text:p>
          </table:table-cell>
          <table:table-cell office:value-type="float" office:value="4.91" calcext:value-type="float">
            <text:p>4.91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7" calcext:value-type="float">
            <text:p>4.87</text:p>
          </table:table-cell>
          <table:table-cell office:value-type="float" office:value="4.86" calcext:value-type="float">
            <text:p>4.86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4.85" calcext:value-type="float">
            <text:p>4.85</text:p>
          </table:table-cell>
          <table:table-cell office:value-type="float" office:value="4.89" calcext:value-type="float">
            <text:p>4.89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4.84" calcext:value-type="float">
            <text:p>4.8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3" calcext:value-type="float">
            <text:p>4.83</text:p>
          </table:table-cell>
          <table:table-cell office:value-type="float" office:value="4.82" calcext:value-type="float">
            <text:p>4.82</text:p>
          </table:table-cell>
          <table:table-cell office:value-type="float" office:value="4.83" calcext:value-type="float">
            <text:p>4.83</text:p>
          </table:table-cell>
          <table:table-cell office:value-type="float" office:value="4.87" calcext:value-type="float">
            <text:p>4.87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4.81" calcext:value-type="float">
            <text:p>4.81</text:p>
          </table:table-cell>
          <table:table-cell office:value-type="float" office:value="4.84" calcext:value-type="float">
            <text:p>4.8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4.8" calcext:value-type="float">
            <text:p>4.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4.79" calcext:value-type="float">
            <text:p>4.7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4.76" calcext:value-type="float">
            <text:p>4.76</text:p>
          </table:table-cell>
          <table:table-cell office:value-type="float" office:value="4.77" calcext:value-type="float">
            <text:p>4.7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5" calcext:value-type="float">
            <text:p>4.75</text:p>
          </table:table-cell>
          <table:table-cell office:value-type="float" office:value="4.74" calcext:value-type="float">
            <text:p>4.74</text:p>
          </table:table-cell>
          <table:table-cell office:value-type="float" office:value="4.75" calcext:value-type="float">
            <text:p>4.75</text:p>
          </table:table-cell>
          <table:table-cell office:value-type="float" office:value="4.76" calcext:value-type="float">
            <text:p>4.7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4.73" calcext:value-type="float">
            <text:p>4.7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9" calcext:value-type="float">
            <text:p>4.69</text:p>
          </table:table-cell>
          <table:table-cell office:value-type="float" office:value="4.71" calcext:value-type="float">
            <text:p>4.7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68" calcext:value-type="float">
            <text:p>4.68</text:p>
          </table:table-cell>
          <table:table-cell office:value-type="float" office:value="4.69" calcext:value-type="float">
            <text:p>4.69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office:value-type="float" office:value="4.66" calcext:value-type="float">
            <text:p>4.66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4.65" calcext:value-type="float">
            <text:p>4.65</text:p>
          </table:table-cell>
          <table:table-cell office:value-type="float" office:value="4.66" calcext:value-type="float">
            <text:p>4.6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4.64" calcext:value-type="float">
            <text:p>4.6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3" calcext:value-type="float">
            <text:p>4.63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4.64" calcext:value-type="float">
            <text:p>4.64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4.61" calcext:value-type="float">
            <text:p>4.61</text:p>
          </table:table-cell>
          <table:table-cell office:value-type="float" office:value="4.62" calcext:value-type="float">
            <text:p>4.62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9" calcext:value-type="float">
            <text:p>4.59</text:p>
          </table:table-cell>
          <table:table-cell office:value-type="float" office:value="4.6" calcext:value-type="float">
            <text:p>4.6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4.58" calcext:value-type="float">
            <text:p>4.58</text:p>
          </table:table-cell>
          <table:table-cell office:value-type="float" office:value="4.57" calcext:value-type="float">
            <text:p>4.57</text:p>
          </table:table-cell>
          <table:table-cell office:value-type="float" office:value="4.58" calcext:value-type="float">
            <text:p>4.5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4.57" calcext:value-type="float">
            <text:p>4.5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4.55" calcext:value-type="float">
            <text:p>4.5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.54" calcext:value-type="float">
            <text:p>4.54</text:p>
          </table:table-cell>
          <table:table-cell table:number-columns-repeated="2" office:value-type="float" office:value="4.53" calcext:value-type="float">
            <text:p>4.53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4.52" calcext:value-type="float">
            <text:p>4.5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51" calcext:value-type="float">
            <text:p>4.5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4.49" calcext:value-type="float">
            <text:p>4.49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4.47" calcext:value-type="float">
            <text:p>4.47</text:p>
          </table:table-cell>
          <table:table-cell office:value-type="float" office:value="4.48" calcext:value-type="float">
            <text:p>4.4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6" calcext:value-type="float">
            <text:p>4.46</text:p>
          </table:table-cell>
          <table:table-cell table:number-columns-repeated="3" office:value-type="float" office:value="4.45" calcext:value-type="float">
            <text:p>4.45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44" calcext:value-type="float">
            <text:p>4.4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4.42" calcext:value-type="float">
            <text:p>4.42</text:p>
          </table:table-cell>
          <table:table-cell office:value-type="float" office:value="4.43" calcext:value-type="float">
            <text:p>4.4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4.41" calcext:value-type="float">
            <text:p>4.4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8" calcext:value-type="float">
            <text:p>4.38</text:p>
          </table:table-cell>
          <table:table-cell table:number-columns-repeated="3" office:value-type="float" office:value="4.39" calcext:value-type="float">
            <text:p>4.3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4.37" calcext:value-type="float">
            <text:p>4.37</text:p>
          </table:table-cell>
          <table:table-cell office:value-type="float" office:value="4.38" calcext:value-type="float">
            <text:p>4.3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4.36" calcext:value-type="float">
            <text:p>4.3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4.34" calcext:value-type="float">
            <text:p>4.34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3" calcext:value-type="float">
            <text:p>4.33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4.31" calcext:value-type="float">
            <text:p>4.3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3" calcext:value-type="float">
            <text:p>4.3</text:p>
          </table:table-cell>
          <table:table-cell office:value-type="float" office:value="4.29" calcext:value-type="float">
            <text:p>4.29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4.27" calcext:value-type="float">
            <text:p>4.27</text:p>
          </table:table-cell>
          <table:table-cell office:value-type="float" office:value="4.28" calcext:value-type="float">
            <text:p>4.2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4.26" calcext:value-type="float">
            <text:p>4.26</text:p>
          </table:table-cell>
          <table:table-cell office:value-type="float" office:value="4.27" calcext:value-type="float">
            <text:p>4.2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24" calcext:value-type="float">
            <text:p>4.24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3" calcext:value-type="float">
            <text:p>4.23</text:p>
          </table:table-cell>
          <table:table-cell office:value-type="float" office:value="4.22" calcext:value-type="float">
            <text:p>4.22</text:p>
          </table:table-cell>
          <table:table-cell office:value-type="float" office:value="4.23" calcext:value-type="float">
            <text:p>4.23</text:p>
          </table:table-cell>
          <table:table-cell office:value-type="float" office:value="4.22" calcext:value-type="float">
            <text:p>4.2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4.21" calcext:value-type="float">
            <text:p>4.2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8" calcext:value-type="float">
            <text:p>4.18</text:p>
          </table:table-cell>
          <table:table-cell table:number-columns-repeated="3" office:value-type="float" office:value="4.19" calcext:value-type="float">
            <text:p>4.1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4.17" calcext:value-type="float">
            <text:p>4.17</text:p>
          </table:table-cell>
          <table:table-cell office:value-type="float" office:value="4.18" calcext:value-type="float">
            <text:p>4.1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4.16" calcext:value-type="float">
            <text:p>4.16</text:p>
          </table:table-cell>
          <table:table-cell office:value-type="float" office:value="4.17" calcext:value-type="float">
            <text:p>4.1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14" calcext:value-type="float">
            <text:p>4.14</text:p>
          </table:table-cell>
          <table:table-cell office:value-type="float" office:value="4.15" calcext:value-type="float">
            <text:p>4.1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4.13" calcext:value-type="float">
            <text:p>4.1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1" calcext:value-type="float">
            <text:p>4.11</text:p>
          </table:table-cell>
          <table:table-cell office:value-type="float" office:value="4.1" calcext:value-type="float">
            <text:p>4.1</text:p>
          </table:table-cell>
          <table:table-cell office:value-type="float" office:value="4.11" calcext:value-type="float">
            <text:p>4.11</text:p>
          </table:table-cell>
          <table:table-cell office:value-type="float" office:value="4.12" calcext:value-type="float">
            <text:p>4.1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4.09" calcext:value-type="float">
            <text:p>4.09</text:p>
          </table:table-cell>
          <table:table-cell office:value-type="float" office:value="4.1" calcext:value-type="float">
            <text:p>4.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.07" calcext:value-type="float">
            <text:p>4.07</text:p>
          </table:table-cell>
          <table:table-cell office:value-type="float" office:value="4.08" calcext:value-type="float">
            <text:p>4.08</text:p>
          </table:table-cell>
          <table:table-cell office:value-type="float" office:value="4.07" calcext:value-type="float">
            <text:p>4.0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4.04" calcext:value-type="float">
            <text:p>4.0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4.02" calcext:value-type="float">
            <text:p>4.0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3.99" calcext:value-type="float">
            <text:p>3.99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3.97" calcext:value-type="float">
            <text:p>3.97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3.96" calcext:value-type="float">
            <text:p>3.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3.94" calcext:value-type="float">
            <text:p>3.9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.92" calcext:value-type="float">
            <text:p>3.92</text:p>
          </table:table-cell>
          <table:table-cell table:number-columns-repeated="2" office:value-type="float" office:value="3.93" calcext:value-type="float">
            <text:p>3.93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3.91" calcext:value-type="float">
            <text:p>3.91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3.88" calcext:value-type="float">
            <text:p>3.88</text:p>
          </table:table-cell>
          <table:table-cell office:value-type="float" office:value="3.89" calcext:value-type="float">
            <text:p>3.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6" calcext:value-type="float">
            <text:p>3.86</text:p>
          </table:table-cell>
          <table:table-cell table:number-columns-repeated="3" office:value-type="float" office:value="3.87" calcext:value-type="float">
            <text:p>3.8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3.85" calcext:value-type="float">
            <text:p>3.85</text:p>
          </table:table-cell>
          <table:table-cell office:value-type="float" office:value="3.86" calcext:value-type="float">
            <text:p>3.8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float" office:value="3.82" calcext:value-type="float">
            <text:p>3.8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.79" calcext:value-type="float">
            <text:p>3.79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3.75" calcext:value-type="float">
            <text:p>3.7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3.73" calcext:value-type="float">
            <text:p>3.7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3.71" calcext:value-type="float">
            <text:p>3.71</text:p>
          </table:table-cell>
          <table:table-cell office:value-type="float" office:value="3.72" calcext:value-type="float">
            <text:p>3.7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3.66" calcext:value-type="float">
            <text:p>3.6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3.64" calcext:value-type="float">
            <text:p>3.6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3.62" calcext:value-type="float">
            <text:p>3.6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3.6" calcext:value-type="float">
            <text:p>3.6</text:p>
          </table:table-cell>
          <table:table-cell office:value-type="float" office:value="3.61" calcext:value-type="float">
            <text:p>3.6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3.58" calcext:value-type="float">
            <text:p>3.58</text:p>
          </table:table-cell>
          <table:table-cell office:value-type="float" office:value="3.59" calcext:value-type="float">
            <text:p>3.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3.53" calcext:value-type="float">
            <text:p>3.5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3.48" calcext:value-type="float">
            <text:p>3.48</text:p>
          </table:table-cell>
          <table:table-cell office:value-type="float" office:value="3.49" calcext:value-type="float">
            <text:p>3.4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float" office:value="3.45" calcext:value-type="float">
            <text:p>3.45</text:p>
          </table:table-cell>
          <table:table-cell office:value-type="float" office:value="3.46" calcext:value-type="float">
            <text:p>3.4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3" calcext:value-type="float">
            <text:p>3.43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  <table:table-cell office:value-type="float" office:value="3.42" calcext:value-type="float">
            <text:p>3.4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3.38" calcext:value-type="float">
            <text:p>3.38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34" calcext:value-type="float">
            <text:p>3.3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3.31" calcext:value-type="float">
            <text:p>3.31</text:p>
          </table:table-cell>
          <table:table-cell office:value-type="float" office:value="3.33" calcext:value-type="float">
            <text:p>3.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3.24" calcext:value-type="float">
            <text:p>3.24</text:p>
          </table:table-cell>
          <table:table-cell office:value-type="float" office:value="3.25" calcext:value-type="float">
            <text:p>3.2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3.21" calcext:value-type="float">
            <text:p>3.2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3.17" calcext:value-type="float">
            <text:p>3.17</text:p>
          </table:table-cell>
          <table:table-cell office:value-type="float" office:value="3.18" calcext:value-type="float">
            <text:p>3.1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3.1" calcext:value-type="float">
            <text:p>3.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.04" calcext:value-type="float">
            <text:p>3.04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3.03" calcext:value-type="float">
            <text:p>3.0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9" calcext:value-type="float">
            <text:p>2.99</text:p>
          </table:table-cell>
          <table:table-cell office:value-type="float" office:value="2.98" calcext:value-type="float">
            <text:p>2.98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4" calcext:value-type="float">
            <text:p>2.9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4" calcext:value-type="float">
            <text:p>2.9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2.93" calcext:value-type="float">
            <text:p>2.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000ms</text:p>
          </table:table-cell>
          <table:table-cell office:value-type="string" calcext:value-type="string">
            <text:p><text:s/>1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96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96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6" calcext:value-type="float">
            <text:p>4.8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5" calcext:value-type="float">
            <text:p>4.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2" calcext:value-type="float">
            <text:p>4.8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8" calcext:value-type="float">
            <text:p>4.7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4" calcext:value-type="float">
            <text:p>4.7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2" calcext:value-type="float">
            <text:p>4.7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6" calcext:value-type="float">
            <text:p>4.6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1" calcext:value-type="float">
            <text:p>4.6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8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6" calcext:value-type="float">
            <text:p>4.5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8" calcext:value-type="float">
            <text:p>4.4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3" calcext:value-type="float">
            <text:p>4.4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5" calcext:value-type="float">
            <text:p>4.3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4" calcext:value-type="float">
            <text:p>4.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9" calcext:value-type="float">
            <text:p>4.2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7" calcext:value-type="float">
            <text:p>4.2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6" calcext:value-type="float">
            <text:p>4.2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5" calcext:value-type="float">
            <text:p>4.2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2" calcext:value-type="float">
            <text:p>4.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6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4" calcext:value-type="float">
            <text:p>4.1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" calcext:value-type="float">
            <text:p>4.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09" calcext:value-type="float">
            <text:p>4.0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7" calcext:value-type="float">
            <text:p>4.0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2" calcext:value-type="float">
            <text:p>3.9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9" calcext:value-type="float">
            <text:p>3.8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5" calcext:value-type="float">
            <text:p>3.8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4" calcext:value-type="float">
            <text:p>3.8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79" calcext:value-type="float">
            <text:p>3.79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8" calcext:value-type="float">
            <text:p>3.7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6" calcext:value-type="float">
            <text:p>3.7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1" calcext:value-type="float">
            <text:p>3.7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8" calcext:value-type="float">
            <text:p>3.5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5" calcext:value-type="float">
            <text:p>3.5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3" calcext:value-type="float">
            <text:p>3.5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1" calcext:value-type="float">
            <text:p>3.5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6" calcext:value-type="float">
            <text:p>3.4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8" calcext:value-type="float">
            <text:p>3.0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6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1" calcext:value-type="float">
            <text:p>3.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7" calcext:value-type="float">
            <text:p>2.9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00ms</text:p>
          </table:table-cell>
          <table:table-cell office:value-type="string" calcext:value-type="string">
            <text:p><text:s/>1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5" calcext:value-type="float">
            <text:p>4.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3" calcext:value-type="float">
            <text:p>4.8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8" calcext:value-type="float">
            <text:p>4.7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5" calcext:value-type="float">
            <text:p>4.7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2" calcext:value-type="float">
            <text:p>4.7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1" calcext:value-type="float">
            <text:p>4.6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9" calcext:value-type="float">
            <text:p>4.5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7" calcext:value-type="float">
            <text:p>4.5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3" calcext:value-type="float">
            <text:p>4.5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5" calcext:value-type="float">
            <text:p>4.3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3" calcext:value-type="float">
            <text:p>4.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7" calcext:value-type="float">
            <text:p>4.2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6" calcext:value-type="float">
            <text:p>4.2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3" calcext:value-type="float">
            <text:p>4.2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6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4" calcext:value-type="float">
            <text:p>4.1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09" calcext:value-type="float">
            <text:p>4.0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8" calcext:value-type="float">
            <text:p>4.0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5" calcext:value-type="float">
            <text:p>4.0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3" calcext:value-type="float">
            <text:p>3.9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8" calcext:value-type="float">
            <text:p>3.8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5" calcext:value-type="float">
            <text:p>3.8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" calcext:value-type="float">
            <text:p>3.8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8" calcext:value-type="float">
            <text:p>3.7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6" calcext:value-type="float">
            <text:p>3.7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1" calcext:value-type="float">
            <text:p>3.7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8" calcext:value-type="float">
            <text:p>3.5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6" calcext:value-type="float">
            <text:p>3.5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5" calcext:value-type="float">
            <text:p>3.5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4" calcext:value-type="float">
            <text:p>3.5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3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8" calcext:value-type="float">
            <text:p>3.0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6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1" calcext:value-type="float">
            <text:p>3.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9" calcext:value-type="float">
            <text:p>2.99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7" calcext:value-type="float">
            <text:p>2.9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00ms</text:p>
          </table:table-cell>
          <table:table-cell office:value-type="string" calcext:value-type="string">
            <text:p><text:s/>0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6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6" calcext:value-type="float">
            <text:p>4.6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61" calcext:value-type="float">
            <text:p>4.6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8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3" calcext:value-type="float">
            <text:p>4.5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8" calcext:value-type="float">
            <text:p>4.4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3" calcext:value-type="float">
            <text:p>4.4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8" calcext:value-type="float">
            <text:p>4.3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5" calcext:value-type="float">
            <text:p>4.3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9" calcext:value-type="float">
            <text:p>4.2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8" calcext:value-type="float">
            <text:p>4.2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7" calcext:value-type="float">
            <text:p>4.2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2" calcext:value-type="float">
            <text:p>4.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8" calcext:value-type="float">
            <text:p>4.1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2" calcext:value-type="float">
            <text:p>4.1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1" calcext:value-type="float">
            <text:p>4.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7" calcext:value-type="float">
            <text:p>4.0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01" calcext:value-type="float">
            <text:p>4.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3" calcext:value-type="float">
            <text:p>3.9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9" calcext:value-type="float">
            <text:p>3.8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4" calcext:value-type="float">
            <text:p>3.8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9" calcext:value-type="float">
            <text:p>3.7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7" calcext:value-type="float">
            <text:p>3.7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2" calcext:value-type="float">
            <text:p>3.7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1" calcext:value-type="float">
            <text:p>3.6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9" calcext:value-type="float">
            <text:p>3.5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6" calcext:value-type="float">
            <text:p>3.5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3" calcext:value-type="float">
            <text:p>3.5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6" calcext:value-type="float">
            <text:p>3.4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8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4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9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7" calcext:value-type="float">
            <text:p>3.0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2" calcext:value-type="float">
            <text:p>3.0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6:12:58.308320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6:15:14.695603269</dc:date>
    <meta:editing-duration>PT9M43S</meta:editing-duration>
    <meta:editing-cycles>4</meta:editing-cycles>
    <meta:generator>LibreOffice/6.0.7.3$Linux_X86_64 LibreOffice_project/00m0$Build-3</meta:generator>
    <meta:document-statistic meta:table-count="1" meta:cell-count="30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57cm" svg:height="17.001cm" xlink:href=".." xlink:type="simple" chart:class="chart:scatter" chart:style-name="ch1">
        <chart:legend chart:legend-position="end" svg:x="23.931cm" svg:y="8.201cm" style:legend-expansion="high" chart:style-name="ch2"/>
        <chart:plot-area chart:style-name="ch3" table:cell-range-address="'Driven-LED-calibration'.A2:'Driven-LED-calibration'.A257 'Driven-LED-calibration'.F2:'Driven-LED-calibration'.F257" svg:x="0.535cm" svg:y="0.34cm" svg:width="22.861cm" svg:height="16.321cm">
          <chartooo:coordinate-region svg:x="0.971cm" svg:y="0.54cm" svg:width="22.145cm" svg:height="15.4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iven-LED-calibration'.F2:'Driven-LED-calibration'.F257" chart:class="chart:scatter">
            <chart:domain table:cell-range-address="'Driven-LED-calibration'.A2:'Driven-LED-calibration'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iven-LED-calibration'.A2:'Driven-LED-calibration'.A257</svg:desc>
                </draw:g>
              </table:table-cell>
              <table:table-cell office:value-type="float" office:value="5">
                <text:p>5</text:p>
                <draw:g>
                  <svg:desc>'Driven-LED-calibration'.F2:'Driven-LED-calibration'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